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SBSymbol" svg:font-family="LSBSymbol"/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.318cm" fo:margin-right="0cm" fo:margin-top="0cm" fo:margin-bottom="0cm" fo:text-align="center" fo:text-indent="-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3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6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10" style:family="paragraph">
      <style:paragraph-properties fo:margin-left="0.318cm" fo:margin-right="0cm" fo:margin-top="0cm" fo:margin-bottom="0cm" fo:text-indent="0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P12" style:family="paragraph">
      <style:paragraph-properties fo:margin-left="0.635cm" fo:margin-right="0cm" fo:margin-top="0cm" fo:margin-bottom="0cm" fo:text-indent="-0.635cm" style:text-autospace="none"/>
      <style:text-properties fo:color="#ffffff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13" style:family="paragraph">
      <style:paragraph-properties fo:margin-left="0cm" fo:margin-right="0cm" fo:margin-top="0cm" fo:margin-bottom="0cm" fo:text-indent="0cm" style:text-autospace="none"/>
      <style:text-properties fo:color="#ffffff" style:font-name="Segoe UI" fo:font-size="32pt" style:font-name-asian="Segoe UI1" style:font-size-asian="32pt" style:font-name-complex="Segoe UI1" style:font-size-complex="32pt"/>
    </style:style>
    <style:style style:name="P14" style:family="paragraph">
      <loext:graphic-properties draw:fill="none" draw:fill-color="#ffffff"/>
      <style:paragraph-properties fo:margin-left="0.635cm" fo:margin-right="0cm" fo:margin-top="0cm" fo:margin-bottom="0cm" fo:text-align="start" fo:text-indent="-0.635cm" style:text-autospace="none"/>
      <style:text-properties fo:color="#ffffff" style:font-name="Segoe UI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83caff" style:text-position="33% 58%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83ca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ffffff" style:font-name="Segoe UI" fo:font-size="32pt" fo:text-shadow="1pt 1pt" style:font-size-asian="32pt" style:font-size-complex="32pt"/>
    </style:style>
    <style:style style:name="T8" style:family="text">
      <style:text-properties fo:color="#ffffff" style:font-name="Segoe UI" fo:font-size="32pt" fo:text-shadow="1pt 1pt" style:font-name-asian="Segoe UI1" style:font-size-asian="32pt" style:font-name-complex="Segoe UI1" style:font-size-complex="32pt"/>
    </style:style>
    <style:style style:name="T9" style:family="text">
      <style:text-properties fo:color="#83caff" style:text-position="33% 58%" style:font-name="Segoe UI" fo:font-size="32pt" fo:text-shadow="1pt 1pt" style:font-name-asian="Segoe UI1" style:font-size-asian="32pt" style:font-name-complex="Segoe UI1" style:font-size-complex="32pt"/>
    </style:style>
    <style:style style:name="T10" style:family="text">
      <style:text-properties fo:color="#83caff" style:font-name="Segoe UI" fo:font-size="32pt" fo:text-shadow="1pt 1pt" style:font-name-asian="Segoe UI1" style:font-size-asian="32pt" style:font-name-complex="Segoe UI1" style:font-size-complex="32pt"/>
    </style:style>
    <style:style style:name="T11" style:family="text">
      <style:text-properties fo:color="#83caff" style:font-name="Segoe UI" fo:font-size="32pt" fo:text-shadow="1pt 1pt" style:font-size-asian="32pt" style:font-size-complex="32pt"/>
    </style:style>
    <style:style style:name="T12" style:family="text">
      <style:text-properties fo:color="#83ca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3" style:family="text">
      <style:text-properties fo:color="#83ca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4" style:family="text">
      <style:text-properties fo:color="#ffffff" style:font-name="Segoe UI" fo:font-size="32pt" fo:text-shadow="1pt 1pt" fo:font-weight="normal" style:font-name-asian="Segoe UI1" style:font-size-asian="32pt" style:font-weight-asian="bold" style:font-name-complex="Segoe UI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3" draw:layer="layout" svg:width="25.4cm" svg:height="2.774cm" svg:x="1.27cm" svg:y="0.254cm">
          <draw:text-box>
            <text:p text:style-name="P1"><text:span text:style-name="T1">Psalmody</text:span></text:p>
            <text:p text:style-name="P2"><text:span text:style-name="T2">Psalm 98:1–9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3" draw:layer="layout" svg:width="25.4cm" svg:height="6.263cm" svg:x="1.27cm" svg:y="0.254cm">
          <draw:text-box>
            <text:p text:style-name="P5"><text:span text:style-name="T3">1</text:span><text:span text:style-name="T4"> </text:span><text:span text:style-name="T5">Oh sing to the L</text:span><text:span text:style-name="T4">ORD</text:span><text:span text:style-name="T5"> a new song, for he has </text:span></text:p>
            <text:p text:style-name="P6"><text:span text:style-name="T5"><text:s/></text:span><text:span text:style-name="T5">done marvelous things!</text:span></text:p>
            <text:p text:style-name="P6"><text:span text:style-name="T6"><text:s text:c="8"/></text:span><text:span text:style-name="T6">His right hand and his holy arm have </text:span></text:p>
            <text:p text:style-name="P6"><text:span text:style-name="T6"><text:s text:c="8"/></text:span><text:span text:style-name="T6">worked salvation for him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3" draw:layer="layout" svg:width="25.4cm" svg:height="4.76cm" svg:x="1.27cm" svg:y="0.254cm">
          <draw:text-box>
            <text:p text:style-name="P5"><text:span text:style-name="T3">2</text:span><text:span text:style-name="T4"> </text:span><text:span text:style-name="T5">The L</text:span><text:span text:style-name="T4">ORD</text:span><text:span text:style-name="T5"> has made known his salvation;</text:span></text:p>
            <text:p text:style-name="P6"><text:span text:style-name="T6"><text:s text:c="7"/></text:span><text:span text:style-name="T6">he has revealed his righteousness in the </text:span></text:p>
            <text:p text:style-name="P6"><text:span text:style-name="T6"><text:s text:c="7"/></text:span><text:span text:style-name="T6">sight of the nati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3" draw:layer="layout" svg:width="25.4cm" svg:height="6.263cm" svg:x="1.27cm" svg:y="0.254cm">
          <draw:text-box>
            <text:p text:style-name="P5"><text:span text:style-name="T3">3</text:span><text:span text:style-name="T4"> </text:span><text:span text:style-name="T5">He has remembered his steadfast love and </text:span></text:p>
            <text:p text:style-name="P6"><text:span text:style-name="T5"><text:s/></text:span><text:span text:style-name="T5">faithfulness to the house of Israel.</text:span></text:p>
            <text:p text:style-name="P6"><text:span text:style-name="T6"><text:s text:c="7"/></text:span><text:span text:style-name="T6">All the ends of the earth have seen the </text:span></text:p>
            <text:p text:style-name="P7"><text:span text:style-name="T6"><text:s text:c="8"/></text:span><text:span text:style-name="T6">salvation of our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8" draw:layer="layout" svg:width="25.654cm" svg:height="7.766cm" svg:x="1.27cm" svg:y="0.254cm">
          <draw:text-box>
            <text:p text:style-name="P5"><text:span text:style-name="T3">4</text:span><text:span text:style-name="T4"> </text:span><text:span text:style-name="T5">Make a joyful noise to the L</text:span><text:span text:style-name="T4">ORD</text:span><text:span text:style-name="T5">, all the earth;</text:span></text:p>
            <text:p text:style-name="P6"><text:span text:style-name="T6"><text:s text:c="6"/></text:span><text:span text:style-name="T6">break forth into joyous song and sing praises!</text:span></text:p>
            <text:p text:style-name="P7"><text:span text:style-name="T3">5</text:span><text:span text:style-name="T4"> </text:span><text:span text:style-name="T5">Sing praises to the L</text:span><text:span text:style-name="T4">ORD</text:span><text:span text:style-name="T5"> with the lyre,</text:span></text:p>
            <text:p text:style-name="P6"><text:span text:style-name="T6"><text:s text:c="6"/></text:span><text:span text:style-name="T6">with the lyre and the sound of melody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4" draw:text-style-name="P8" draw:layer="layout" svg:width="25.908cm" svg:height="8.128cm" svg:x="1.016cm" svg:y="0.254cm">
          <draw:text-box>
            <text:p text:style-name="P5"><text:span text:style-name="T3">6</text:span><text:span text:style-name="T4"> </text:span><text:span text:style-name="T5">With trumpets and the sound of the horn</text:span></text:p>
            <text:p text:style-name="P6"><text:span text:style-name="T7"><text:s text:c="7"/></text:span><text:span text:style-name="T7">make a joyful noise before the King, the</text:span></text:p>
            <text:p text:style-name="P6"><text:span text:style-name="T7"><text:s text:c="7"/></text:span><text:span text:style-name="T7">L</text:span><text:span text:style-name="T8">ORD</text:span><text:span text:style-name="T7">!</text:span></text:p>
            <text:p text:style-name="P7"><text:span text:style-name="T9">7</text:span><text:span text:style-name="T10"> </text:span><text:span text:style-name="T11">Let the sea roar, and all that fills it;</text:span></text:p>
            <text:p text:style-name="P6"><text:span text:style-name="T7"><text:s text:c="7"/></text:span><text:span text:style-name="T7">the world and those who dwell in it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5" draw:text-style-name="P11" draw:layer="layout" svg:width="25.908cm" svg:height="8.382cm" svg:x="1.016cm" svg:y="0.254cm">
          <draw:text-box>
            <text:p text:style-name="P9"><text:span text:style-name="T3">8</text:span><text:span text:style-name="T4"> </text:span><text:span text:style-name="T5">Let the rivers clap their hands; let the hills sing for <text:s text:c="2"/>joy together </text:span><text:span text:style-name="T12">9</text:span><text:span text:style-name="T13"> </text:span><text:span text:style-name="T5">before the L</text:span><text:span text:style-name="T13">ORD</text:span><text:span text:style-name="T5">,</text:span><text:span text:style-name="T6"> </text:span></text:p>
            <text:p text:style-name="P10"><text:span text:style-name="T6"><text:s text:c="7"/></text:span><text:span text:style-name="T6">for he comes to </text:span><text:span text:style-name="T6"><text:s/>judge the earth.</text:span></text:p>
            <text:p text:style-name="P9"><text:span text:style-name="T5">He will judge the world with righteousness,</text:span></text:p>
            <text:p text:style-name="P9"><text:span text:style-name="T6"><text:s text:c="8"/></text:span><text:span text:style-name="T6">and the peoples with</text:span><text:span text:style-name="T6"> equ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6" draw:text-style-name="P14" draw:layer="layout" svg:width="25.908cm" svg:height="6.263cm" svg:x="1.016cm" svg:y="0.254cm">
          <draw:text-box>
            <text:p text:style-name="P12"><text:span text:style-name="T14">C: </text:span><text:span text:style-name="T6">Glory be to the Father and to the Son and to the <text:s text:c="2"/>Holy Ghost; as it was in the beginning, is now, <text:s/></text:span></text:p>
            <text:p text:style-name="P12"><text:span text:style-name="T6"><text:s text:c="4"/></text:span><text:span text:style-name="T6">and ever shall be, world without end. <text:s/>Amen.</text:span></text:p>
            <text:p text:style-name="P13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SBSymbol" svg:font-family="LSBSymbol"/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8T13:12:29.762000000</meta:creation-date>
    <dc:title>Hymn template</dc:title>
    <meta:editing-duration>PT1M7S</meta:editing-duration>
    <meta:editing-cycles>2</meta:editing-cycles>
    <meta:generator>LibreOffice/4.4.2.2$Windows_x86 LibreOffice_project/c4c7d32d0d49397cad38d62472b0bc8acff48dd6</meta:generator>
    <meta:initial-creator>Arthur Hoch</meta:initial-creator>
    <dc:date>2015-05-08T14:25:31.958000000</dc:date>
    <dc:creator>Arthur Hoch</dc:creator>
    <meta:document-statistic meta:object-count="45"/>
    <meta:template xlink:type="simple" xlink:actuate="onRequest" xlink:title="Hymn template" xlink:href="../../AppData/Roaming/LibreOffice/4/user/template/Worship%20Templsates/Hymn%20template.otp" meta:date="2015-05-08T13:12:28.888000000"/>
  </office:meta>
</office:document-meta>
</file>